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а с базой данных в WordPress включает в себя множество аспектов, начиная от создания запросов к базе данных для извлечения и сохранения данных, и заканчивая миграциями, оптимизацией и обслуживанием. Вот основные вещи, которые стоит знать:</text:p>
      <text:h text:style-name="P14" text:outline-level="3">1. SQL запросы:</text:h>
      <text:list xml:id="list1804120729491325444" text:style-name="L1">
        <text:list-item>
          <text:p text:style-name="P8"><text:span text:style-name="Strong_20_Emphasis">SELECT, INSERT, UPDATE, DELETE:</text:span> Основные типы SQL запросов для извлечения, добавления, обновления и удаления данных в базе данных.</text:p>
        </text:list-item>
        <text:list-item>
          <text:p text:style-name="P8"><text:span text:style-name="Strong_20_Emphasis">JOIN:</text:span> Использование JOIN для объединения данных из разных таблиц.</text:p>
        </text:list-item>
        <text:list-item>
          <text:p text:style-name="P2"><text:span text:style-name="Strong_20_Emphasis">WHERE, ORDER BY, GROUP BY, LIMIT:</text:span> Условия, сортировка, группировка и лимиты для управления результатами запросов.</text:p>
        </text:list-item>
      </text:list>
      <text:h text:style-name="P14" text:outline-level="3">2. WordPress и база данных:</text:h>
      <text:list xml:id="list1309472163209204921" text:style-name="L2">
        <text:list-item>
          <text:p text:style-name="P9"><text:span text:style-name="Strong_20_Emphasis">$wpdb:</text:span> Глобальный объект WordPress для выполнения SQL запросов.</text:p>
        </text:list-item>
        <text:list-item>
          <text:p text:style-name="P3"><text:span text:style-name="Strong_20_Emphasis">WP_Query:</text:span> Использование WP_Query для извлечения данных из базы данных WordPress (запросы к постам, страницам и т.д.).</text:p>
        </text:list-item>
      </text:list>
      <text:h text:style-name="P14" text:outline-level="3">3. Создание и управление таблицами:</text:h>
      <text:list xml:id="list7005076061341646873" text:style-name="L3">
        <text:list-item>
          <text:p text:style-name="P10"><text:span text:style-name="Strong_20_Emphasis">Создание таблиц:</text:span> Использование SQL запросов или функций WordPress для создания пользовательских таблиц.</text:p>
        </text:list-item>
        <text:list-item>
          <text:p text:style-name="P4"><text:span text:style-name="Strong_20_Emphasis">Миграции:</text:span> Перемещение, изменение структуры и обновление данных между разными версиями базы данных.</text:p>
        </text:list-item>
      </text:list>
      <text:h text:style-name="P14" text:outline-level="3">4. Оптимизация и обслуживание:</text:h>
      <text:list xml:id="list974675593280537506" text:style-name="L4">
        <text:list-item>
          <text:p text:style-name="P11"><text:span text:style-name="Strong_20_Emphasis">Индексы:</text:span> Создание индексов для улучшения производительности запросов.</text:p>
        </text:list-item>
        <text:list-item>
          <text:p text:style-name="P5"><text:span text:style-name="Strong_20_Emphasis">Очистка базы данных:</text:span> Удаление устаревших данных, оптимизация таблиц.</text:p>
        </text:list-item>
      </text:list>
      <text:h text:style-name="P14" text:outline-level="3">5. Защита и безопасность:</text:h>
      <text:list xml:id="list1535307813878513051" text:style-name="L5">
        <text:list-item>
          <text:p text:style-name="P12"><text:span text:style-name="Strong_20_Emphasis">Подготовленные запросы (Prepared Statements):</text:span> Использование подготовленных запросов для защиты от SQL инъекций.</text:p>
        </text:list-item>
        <text:list-item>
          <text:p text:style-name="P6"><text:span text:style-name="Strong_20_Emphasis">Экранирование данных:</text:span> Экранирование данных перед добавлением их в базу данных для предотвращения атак.</text:p>
        </text:list-item>
      </text:list>
      <text:h text:style-name="P14" text:outline-level="3">6. Резервное копирование и восстановление:</text:h>
      <text:list xml:id="list1679235755838306973" text:style-name="L6">
        <text:list-item>
          <text:p text:style-name="P13"><text:span text:style-name="Strong_20_Emphasis">Резервное копирование базы данных:</text:span> Создание регулярных копий базы данных для предотвращения потери данных.</text:p>
        </text:list-item>
        <text:list-item>
          <text:p text:style-name="P7"><text:span text:style-name="Strong_20_Emphasis">Восстановление данных:</text:span> Восстановление базы данных из резервной копии при необходимости.</text:p>
        </text:list-item>
      </text:list>
      <text:p text:style-name="P1">Знание основ работы с базой данных в WordPress позволяет эффективно управлять данными, обеспечивая их целостность, безопасность и производительность вашего сай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0:41:36.64</dc:date>
    <meta:document-statistic meta:table-count="0" meta:image-count="0" meta:object-count="0" meta:page-count="1" meta:paragraph-count="21" meta:word-count="247" meta:character-count="1824"/>
    <dc:creator>Dima Wide</dc:creator>
    <meta:user-defined meta:name="Info 1"/>
    <meta:user-defined meta:name="Info 2"/>
    <meta:user-defined meta:name="Info 3"/>
    <meta:user-defined meta:name="Info 4"/>
  </office:meta>
</office:document-meta>
</file>